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bbc0" officeooo:paragraph-rsid="001ebbc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2041ce" officeooo:paragraph-rsid="002041c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641f" officeooo:paragraph-rsid="0020641f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ction Mentors Support Group</text:p>
      <text:p text:style-name="P1"/>
      <text:p text:style-name="P1">National Suicide Hotline</text:p>
      <text:p text:style-name="P1">1-800-273-3455</text:p>
      <text:p text:style-name="P1"/>
      <text:p text:style-name="P1">A.A. Alcoholics Anonymous</text:p>
      <text:p text:style-name="P1">1-800-273-1111</text:p>
      <text:p text:style-name="P1"/>
      <text:p text:style-name="P1">N.A. Narcotics Anonymous</text:p>
      <text:p text:style-name="P1">1-800-273-5151</text:p>
      <text:p text:style-name="P1"/>
      <text:p text:style-name="P1">C.M.A. Crystal Meth Anonymous</text:p>
      <text:p text:style-name="P1">1-800-273-1511</text:p>
      <text:p text:style-name="P1"/>
      <text:p text:style-name="P1">H.A. Heroin Anonymous</text:p>
      <text:p text:style-name="P1">1-800-273-3131</text:p>
      <text:p text:style-name="P1"/>
      <text:p text:style-name="P1">The Haven Rehabilitation Center</text:p>
      <text:p text:style-name="P1">Tuscon, Az</text:p>
      <text:p text:style-name="P1">1-520-559-9111</text:p>
      <text:p text:style-name="P1"/>
      <text:p text:style-name="P1">Community Bridges</text:p>
      <text:p text:style-name="P1">Benson, Az</text:p>
      <text:p text:style-name="P1">1-520-586-2019</text:p>
      <text:p text:style-name="P1"/>
      <text:p text:style-name="P1">Seahbs</text:p>
      <text:p text:style-name="P1">Benson, Az</text:p>
      <text:p text:style-name="P1">1-520-586-2017</text:p>
      <text:p text:style-name="P1"/>
      <text:p text:style-name="P1"/>
      <text:p text:style-name="P1"/>
      <text:p text:style-name="P1"/>
      <text:p text:style-name="P1"><text:soft-page-break/>Addiction Mentors</text:p>
      <text:p text:style-name="P1"/>
      <text:p text:style-name="P1"/>
      <text:p text:style-name="P2">Angelina Heydorn</text:p>
      <text:p text:style-name="P2">520-265-2020</text:p>
      <text:p text:style-name="P2"/>
      <text:p text:style-name="P2">Nicole Powell</text:p>
      <text:p text:style-name="P2">520-265-2019</text:p>
      <text:p text:style-name="P2"/>
      <text:p text:style-name="P2">Sarah Butler</text:p>
      <text:p text:style-name="P2">520-265-1357</text:p>
      <text:p text:style-name="P2"/>
      <text:p text:style-name="P2">Jeremy Johnson</text:p>
      <text:p text:style-name="P2">520-265-2018</text:p>
      <text:p text:style-name="P2"/>
      <text:p text:style-name="P3">Kenny Blades</text:p>
      <text:p text:style-name="P3">520-265-0828</text:p>
      <text:p text:style-name="P3"/>
      <text:p text:style-name="P3">Tommy Kilpatrick</text:p>
      <text:p text:style-name="P3">520-265-1991</text:p>
      <text:p text:style-name="P3"/>
      <text:p text:style-name="P3">Derrick Worchester</text:p>
      <text:p text:style-name="P3">520-265-1983</text:p>
      <text:p text:style-name="P3"/>
      <text:p text:style-name="P3">Latreece Kilpatrick</text:p>
      <text:p text:style-name="P3">520-265-2016</text:p>
      <text:p text:style-name="P3"/>
      <text:p text:style-name="P3">Jessica Conley</text:p>
      <text:p text:style-name="P3">520-265-2021</text:p>
      <text:p text:style-name="P3"/>
      <text:p text:style-name="P3">Shandea Hardin</text:p>
      <text:p text:style-name="P3">520-265-1986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2:51:19.233000000</meta:creation-date>
    <dc:date>2021-01-05T13:17:23.909000000</dc:date>
    <meta:editing-duration>PT4M44S</meta:editing-duration>
    <meta:editing-cycles>1</meta:editing-cycles>
    <meta:document-statistic meta:table-count="0" meta:image-count="0" meta:object-count="0" meta:page-count="3" meta:paragraph-count="41" meta:word-count="73" meta:character-count="635" meta:non-whitespace-character-count="603"/>
    <meta:generator>LibreOffice/6.2.8.2$Windows_X86_64 LibreOffice_project/f82ddfca21ebc1e222a662a32b25c0c9d20169ee</meta:generator>
  </office:meta>
</office:document-meta>
</file>